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c7d" officeooo:paragraph-rsid="001efc7d"/>
    </style:style>
    <style:style style:name="P2" style:family="paragraph" style:parent-style-name="Standard">
      <style:paragraph-properties fo:text-align="center" style:justify-single-word="false"/>
      <style:text-properties fo:font-size="16pt" officeooo:rsid="001efc7d" officeooo:paragraph-rsid="001efc7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227269" officeooo:paragraph-rsid="0022726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34065" officeooo:paragraph-rsid="0023406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e78fe" officeooo:paragraph-rsid="002e78fe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e78fe" officeooo:paragraph-rsid="002e78fe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d80da" officeooo:paragraph-rsid="002d80da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officeooo:rsid="0028778a" officeooo:paragraph-rsid="002a64c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8778a" officeooo:paragraph-rsid="0028778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a64cc" officeooo:paragraph-rsid="002a64c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c1ea5" officeooo:paragraph-rsid="002a64c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c1ea5" officeooo:paragraph-rsid="002c1ea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f49aa" officeooo:paragraph-rsid="002f49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25fbb" officeooo:paragraph-rsid="002f49a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2cfe7" officeooo:paragraph-rsid="0032cfe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344588" officeooo:paragraph-rsid="0034458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5a225" officeooo:paragraph-rsid="0035a225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35a225" officeooo:paragraph-rsid="0035a22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37e1e5" officeooo:paragraph-rsid="0037e1e5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1efc7d" officeooo:paragraph-rsid="001efc7d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234065" officeooo:paragraph-rsid="0023406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6ec19" officeooo:paragraph-rsid="0026ec1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272273" officeooo:paragraph-rsid="00272273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3b083d" officeooo:paragraph-rsid="003b083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3d16f2" officeooo:paragraph-rsid="003d16f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3e8531" officeooo:paragraph-rsid="003e8531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3f9e45" officeooo:paragraph-rsid="003e8531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412736" officeooo:paragraph-rsid="00412736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20pt" officeooo:rsid="001efc7d" officeooo:paragraph-rsid="001efc7d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officeooo:rsid="0024c374" officeooo:paragraph-rsid="0024c374"/>
    </style:style>
    <style:style style:name="P31" style:family="paragraph" style:parent-style-name="Standard">
      <style:paragraph-properties fo:text-align="start" style:justify-single-word="false"/>
      <style:text-properties officeooo:rsid="00263c8c" officeooo:paragraph-rsid="00263c8c"/>
    </style:style>
    <style:style style:name="P32" style:family="paragraph" style:parent-style-name="Standard">
      <style:paragraph-properties fo:text-align="start" style:justify-single-word="false"/>
      <style:text-properties officeooo:rsid="00263c8c" officeooo:paragraph-rsid="00272273"/>
    </style:style>
    <style:style style:name="P33" style:family="paragraph" style:parent-style-name="Standard">
      <style:paragraph-properties fo:text-align="start" style:justify-single-word="false"/>
      <style:text-properties officeooo:rsid="00263c8c" officeooo:paragraph-rsid="0028778a"/>
    </style:style>
    <style:style style:name="P34" style:family="paragraph" style:parent-style-name="Standard">
      <style:paragraph-properties fo:text-align="center" style:justify-single-word="false"/>
      <style:text-properties officeooo:rsid="00263c8c" officeooo:paragraph-rsid="0028778a"/>
    </style:style>
    <style:style style:name="P35" style:family="paragraph" style:parent-style-name="Standard">
      <style:paragraph-properties fo:text-align="start" style:justify-single-word="false"/>
      <style:text-properties officeooo:rsid="0028778a" officeooo:paragraph-rsid="0028778a"/>
    </style:style>
    <style:style style:name="P36" style:family="paragraph" style:parent-style-name="Standard">
      <style:paragraph-properties fo:text-align="start" style:justify-single-word="false"/>
      <style:text-properties officeooo:rsid="002a64cc" officeooo:paragraph-rsid="002a64cc"/>
    </style:style>
    <style:style style:name="P37" style:family="paragraph" style:parent-style-name="Standard">
      <style:paragraph-properties fo:text-align="center" style:justify-single-word="false" fo:break-before="page"/>
      <style:text-properties fo:font-size="14pt" officeooo:rsid="001efc7d" officeooo:paragraph-rsid="001efc7d" style:font-size-asian="14pt" style:font-size-complex="14pt"/>
    </style:style>
    <style:style style:name="P38" style:family="paragraph" style:parent-style-name="Standard">
      <style:paragraph-properties fo:text-align="center" style:justify-single-word="false" fo:break-before="page"/>
      <style:text-properties fo:font-size="16pt" officeooo:rsid="002d80da" officeooo:paragraph-rsid="002d80da" style:font-size-asian="14pt" style:font-size-complex="16pt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officeooo:rsid="002e78fe" officeooo:paragraph-rsid="002e78fe" style:font-size-asian="14pt" style:font-size-complex="16pt"/>
    </style:style>
    <style:style style:name="T1" style:family="text">
      <style:text-properties officeooo:rsid="00263c8c"/>
    </style:style>
    <style:style style:name="T2" style:family="text">
      <style:text-properties officeooo:rsid="0026ec19"/>
    </style:style>
    <style:style style:name="T3" style:family="text">
      <style:text-properties officeooo:rsid="00272273"/>
    </style:style>
    <style:style style:name="T4" style:family="text">
      <style:text-properties officeooo:rsid="00287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778a" style:font-weight-asian="bold" style:font-weight-complex="bold"/>
    </style:style>
    <style:style style:name="T7" style:family="text">
      <style:text-properties fo:font-size="14pt" officeooo:rsid="0028778a" style:font-size-asian="12.25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2885e6"/>
    </style:style>
    <style:style style:name="T10" style:family="text">
      <style:text-properties officeooo:rsid="00325fbb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fo:font-size="12pt" style:font-size-asian="12pt" style:font-size-complex="12pt"/>
    </style:style>
    <style:style style:name="T14" style:family="text">
      <style:text-properties style:text-position="sub 58%" fo:font-size="12pt" officeooo:rsid="00344588" style:font-size-asian="12pt" style:font-size-complex="12pt"/>
    </style:style>
    <style:style style:name="T15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position="sub 58%" fo:font-size="12pt" fo:font-weight="normal" officeooo:rsid="00344588" style:font-size-asian="12pt" style:font-weight-asian="normal" style:font-size-complex="12pt" style:font-weight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style:text-position="0% 100%" fo:font-size="12pt" officeooo:rsid="00344588" style:font-size-asian="12pt" style:font-size-complex="12pt"/>
    </style:style>
    <style:style style:name="T21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fo:font-weight="normal" officeooo:rsid="00344588" style:font-size-asian="12pt" style:font-weight-asian="normal" style:font-size-complex="12pt" style:font-weight-complex="normal"/>
    </style:style>
    <style:style style:name="T23" style:family="text">
      <style:text-properties style:text-position="0% 100%" fo:font-size="12pt" fo:font-weight="normal" officeooo:rsid="003e8531" style:font-size-asian="12pt" style:font-weight-asian="normal" style:font-size-complex="12pt" style:font-weight-complex="normal"/>
    </style:style>
    <style:style style:name="T24" style:family="text">
      <style:text-properties style:text-position="0% 100%" fo:font-size="12pt" fo:font-weight="normal" officeooo:rsid="00409574" style:font-size-asian="12pt" style:font-weight-asian="normal" style:font-size-complex="12pt" style:font-weight-complex="normal"/>
    </style:style>
    <style:style style:name="T25" style:family="text">
      <style:text-properties style:text-position="0% 100%" fo:font-size="12pt" fo:font-weight="normal" officeooo:rsid="00412736" style:font-size-asian="12pt" style:font-weight-asian="normal" style:font-size-complex="12pt" style:font-weight-complex="normal"/>
    </style:style>
    <style:style style:name="T26" style:family="text">
      <style:text-properties style:text-position="0% 100%" fo:font-size="12pt" fo:font-weight="normal" officeooo:rsid="00421891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344588" style:font-size-asian="12pt" style:font-size-complex="12pt"/>
    </style:style>
    <style:style style:name="T29" style:family="text">
      <style:text-properties officeooo:rsid="003996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>Minimalno sortiranje inverzijom intervala</text:p>
      <text:p text:style-name="P29">(Minimum sorting by reversals)</text:p>
      <text:p text:style-name="P3">Naučni rad u okviru kursa</text:p>
      <text:p text:style-name="P3">Računarska inteligencija</text:p>
      <text:p text:style-name="P3">Matematički fakultet</text:p>
      <text:p text:style-name="P3">Univerzitet u Beogradu</text:p>
      <text:p text:style-name="P3"/>
      <text:p text:style-name="P20">Arsenijević Vladimir 39/2017</text:p>
      <text:p text:style-name="P20">Vujčić Luka 63/2017</text:p>
      <text:p text:style-name="P37"/>
      <text:p text:style-name="P2"/>
      <text:p text:style-name="P4">Uvod</text:p>
      <text:p text:style-name="P21"/>
      <text:p text:style-name="P23">Motivacija</text:p>
      <text:p text:style-name="P22"/>
      <text:p text:style-name="P30">Problem preuređenja gen<text:span text:style-name="T1">oma</text:span> je jedan od osnovnih problema molekularne biologije. </text:p>
      <text:p text:style-name="P30"/>
      <text:p text:style-name="P31">Preuređenje genoma <text:s/>predstavlja njihovo pomeranje ili kopiranje na neku drugu lokaciju u okviru istog <text:s/><text:span text:style-name="T3">ili drugog hromozoma.</text:span></text:p>
      <text:p text:style-name="P31"/>
      <text:p text:style-name="P32">Jedno od najznačanijih preuređenja <text:span text:style-name="T2">genoma</text:span> je inverzija . </text:p>
      <text:p text:style-name="P32"/>
      <text:p text:style-name="P34"><text:span text:style-name="T7">Pregled različitih varijanata problema</text:span></text:p>
      <text:p text:style-name="P34"/>
      <text:p text:style-name="P33"><text:span text:style-name="T4">Problem dolazi u dve varijante: </text:span><text:span text:style-name="T6">orijentisane</text:span><text:span text:style-name="T4"> i </text:span><text:span text:style-name="T6">neorijentisane</text:span><text:span text:style-name="T4"> inverzije. </text:span></text:p>
      <text:p text:style-name="P33"/>
      <text:p text:style-name="P35">Ispostavlja se da je problem orijentisanih inverzija značajno lakši od problema neorijentisanih inverzija.</text:p>
      <text:p text:style-name="P35"/>
      <text:p text:style-name="P35">Problem orijentisanih inverzija je rešiv u polinomskom vremenu.</text:p>
      <text:p text:style-name="P35"/>
      <text:p text:style-name="P35">Problem neorijentisanih inverzija je NP težak problem.</text:p>
      <text:p text:style-name="P35"/>
      <text:p text:style-name="P35">U daljem nastavku, bavimo se isključivo neorijentisanim slučajem.</text:p>
      <text:p text:style-name="P35"/>
      <text:p text:style-name="P35"><text:tab/><text:tab/><text:tab/><text:tab/><text:span text:style-name="T8">Formulacija neorijentisanog slučaja</text:span></text:p>
      <text:p text:style-name="P8">Postavka: </text:p>
      <text:p text:style-name="P8"/>
      <text:p text:style-name="P8">Data je permutacija elemenata od 1 do n. <text:span text:style-name="T9">Potrebno je permutaciju dozvoljenim operacijama dovesti do permutacije identiteta (permutacija sortirana rastuće), tako da broj operacija bude minimalan.</text:span></text:p>
      <text:p text:style-name="P9"/>
      <text:p text:style-name="P10"><text:span text:style-name="T9">D</text:span>ozvoljene operacije su operacije invertovanja intervala [i,j], 1&lt;=i,j&lt;=n.</text:p>
      <text:p text:style-name="P10"/>
      <text:p text:style-name="P10">Primer:</text:p>
      <text:p text:style-name="P11"/>
      <text:p text:style-name="P12">Ulazni niz: [1,4,2,3]</text:p>
      <text:p text:style-name="P12"/>
      <text:p text:style-name="P12">Koraci:</text:p>
      <text:p text:style-name="P12"/>
      <text:p text:style-name="P12">[1,4,2,3] → inverujemo [2,3]</text:p>
      <text:p text:style-name="P12">[1,2,4,3] → inverujemo [3,4]</text:p>
      <text:p text:style-name="P12">[1,2,3,4] </text:p>
      <text:p text:style-name="P12"/>
      <text:p text:style-name="P12">Dobili smo permutaciju identiteta , koristeći dve odgovarajuće operacije.</text:p>
      <text:p text:style-name="P12"/>
      <text:p text:style-name="P12">Možemo se uveriti da je ovo minimalan broj operacija.</text:p>
      <text:p text:style-name="P36"><text:span text:style-name="T8"/></text:p>
      <text:p text:style-name="P38">Opis rešenja</text:p>
      <text:p text:style-name="P7"/>
      <text:p text:style-name="P35"><text:span text:style-name="T8"/></text:p>
      <text:p text:style-name="P13">Za rešavanje ovog problema ovde koristimo genetske algoritme <text:span text:style-name="T10">sa promenljivom dužinom jedinke</text:span>.</text:p>
      <text:p text:style-name="P14"/>
      <text:p text:style-name="P16"><text:tab/><text:tab/><text:tab/><text:tab/><text:tab/> <text:s text:c="6"/><text:span text:style-name="T8">Kodiranje rešenja</text:span></text:p>
      <text:p text:style-name="P16"><text:span text:style-name="T8"/></text:p>
      <text:p text:style-name="P16">Kako je potrebno proivoljnu permutaciju dovesti do identične permutacije, potreban nam je niz koraka.</text:p>
      <text:p text:style-name="P16"/>
      <text:p text:style-name="P16">Taj niz koraka je sekvenca operacija inverzije intervala koji invertujemo.</text:p>
      <text:p text:style-name="P16"/>
      <text:p text:style-name="P16">Naš hromozom je oblika: [a<text:span text:style-name="T11">1</text:span><text:span text:style-name="T17">,b</text:span><text:span text:style-name="T12">1</text:span><text:span text:style-name="T18">,a</text:span><text:span text:style-name="T12">2</text:span><text:span text:style-name="T18">,b</text:span><text:span text:style-name="T12">2</text:span><text:span text:style-name="T18">,...,a</text:span><text:span text:style-name="T12">n</text:span><text:span text:style-name="T18">,b</text:span><text:span text:style-name="T12">n</text:span>].</text:p>
      <text:p text:style-name="P16"/>
      <text:p text:style-name="P16">Ovakav hromozom kodira inverzije: [a<text:span text:style-name="T11">1</text:span><text:span text:style-name="T17">,b</text:span><text:span text:style-name="T11">1</text:span><text:span text:style-name="T18">],[a</text:span><text:span text:style-name="T12">2</text:span><text:span text:style-name="T18">,b</text:span><text:span text:style-name="T12">2</text:span><text:span text:style-name="T18">],...,[a</text:span><text:span text:style-name="T12">n</text:span><text:span text:style-name="T18">,b</text:span><text:span text:style-name="T12">n</text:span>]</text:p>
      <text:p text:style-name="P16"/>
      <text:p text:style-name="P19">Kako broj potrebnih operacija nije fiksiran <text:s/><text:span text:style-name="T29">i</text:span> poznat za sve ulaze unapred <text:span text:style-name="T29">(ne može ni da bude poznat unapred, jer upravo minimalan broj operacija želimo da izračunamo)</text:span> iz ovog razloga koristimo promenljive dužine hromozoma</text:p>
      <text:p text:style-name="P16"/>
      <text:p text:style-name="P17"><text:span text:style-name="T5">Komentar</text:span>: Primetimo da je hromozom uvek parne dužine</text:p>
      <text:p text:style-name="P17"/>
      <text:p text:style-name="P24">Fitnes funkcija</text:p>
      <text:p text:style-name="P24"/>
      <text:p text:style-name="P25">Da bismo uveli fitnes funkciju najpre uvedimo prelomne tačke (breakpoints).</text:p>
      <text:p text:style-name="P25"/>
      <text:p text:style-name="P25">Neka je niz a=<text:span text:style-name="T28">[a</text:span><text:span text:style-name="T14">1</text:span><text:span text:style-name="T20">,</text:span><text:span text:style-name="T22">a</text:span><text:span text:style-name="T16">2</text:span><text:span text:style-name="T22">,...,a</text:span><text:span text:style-name="T16">n</text:span><text:span text:style-name="T28">].</text:span></text:p>
      <text:p text:style-name="P25"><text:span text:style-name="T28"/></text:p>
      <text:p text:style-name="P25"><text:span text:style-name="T28">K</text:span><text:span text:style-name="T27">ažemo da između <text:s/></text:span><text:span text:style-name="T28">a</text:span><text:span text:style-name="T13">i</text:span><text:span text:style-name="T20"> </text:span><text:span text:style-name="T19">i </text:span><text:span text:style-name="T22">a</text:span><text:span text:style-name="T15">j</text:span><text:span text:style-name="T21"> postoji prelomna tačka ako važi <text:s/>|</text:span><text:span text:style-name="T22">a</text:span><text:span text:style-name="T15">i</text:span><text:span text:style-name="T22"> –</text:span><text:span text:style-name="T21"> </text:span><text:span text:style-name="T22">a</text:span><text:span text:style-name="T15">j</text:span><text:span text:style-name="T21">|&gt;1.</text:span></text:p>
      <text:p text:style-name="P25"><text:span text:style-name="T21"/></text:p>
      <text:p text:style-name="P25"><text:span text:style-name="T21">Broj prelomnih tačaka niza jedak je </text:span><text:span text:style-name="T23">sumi svih prelomnih tačaka između susednih članova niza.</text:span></text:p>
      <text:p text:style-name="P25"><text:span text:style-name="T23"/></text:p>
      <text:p text:style-name="P26"><text:span text:style-name="T21">Kako utvrđujemo koliko je naš hromozom dobar?</text:span></text:p>
      <text:p text:style-name="P26"><text:span text:style-name="T21"/></text:p>
      <text:p text:style-name="P26"><text:span text:style-name="T21">Naš hromozom je dobar onoliko koliko je dobra permutacija koja se dobije kad se hromozom primeni na početnu </text:span><text:span text:style-name="T24">permutaciju</text:span><text:span text:style-name="T21">.</text:span></text:p>
      <text:p text:style-name="P26"><text:span text:style-name="T21"/></text:p>
      <text:p text:style-name="P28"><text:span text:style-name="T21">Takođe želimo da imamo što kraći </text:span><text:span text:style-name="T26">hromozom.</text:span></text:p>
      <text:p text:style-name="P27"><text:span text:style-name="T21"/></text:p>
      <text:p text:style-name="P27"><text:span text:style-name="T21"/></text:p>
      <text:p text:style-name="P24"/>
      <text:p text:style-name="P17"/>
      <text:p text:style-name="P18"/>
      <text:p text:style-name="P18"/>
      <text:p text:style-name="P17"/>
      <text:p text:style-name="P18"/>
      <text:p text:style-name="P17"/>
      <text:p text:style-name="P17"/>
      <text:p text:style-name="P15"/>
      <text:p text:style-name="P13"/>
      <text:p text:style-name="P39">Eksperimentalni rezultati</text:p>
      <text:p text:style-name="P39">Zaključak</text:p>
      <text:p text:style-name="P39">Literatura</text:p>
      <text:p text:style-name="P5"/>
      <text:p text:style-name="P6">https://www.researchgate.net/publication/221009015_Sorting_unsigned_permutations_by_reversals_using_multi-objective_evolutionary_algorithms_with_variable_size_individu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4:56:37.558794829</meta:creation-date>
    <meta:generator>LibreOffice/6.0.7.3$Linux_X86_64 LibreOffice_project/00m0$Build-3</meta:generator>
    <dc:date>2020-12-24T17:34:50.148756187</dc:date>
    <meta:editing-duration>PT2H5M44S</meta:editing-duration>
    <meta:editing-cycles>33</meta:editing-cycles>
    <meta:document-statistic meta:table-count="0" meta:image-count="0" meta:object-count="0" meta:page-count="6" meta:paragraph-count="52" meta:word-count="355" meta:character-count="2823" meta:non-whitespace-character-count="2493"/>
  </office:meta>
</office:document-meta>
</file>